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anskrit 2003" svg:font-family="'Sanskrit 2003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text-align="center" style:justify-single-word="false"/>
      <style:text-properties style:font-name="Sanskrit 2003" fo:font-size="13pt" officeooo:paragraph-rsid="00002097" style:font-size-asian="13pt" style:font-name-complex="Sanskrit 2003" style:font-size-complex="13pt"/>
    </style:style>
    <style:style style:name="P2" style:family="paragraph" style:parent-style-name="Text_20_body">
      <style:paragraph-properties fo:text-align="center" style:justify-single-word="false"/>
      <style:text-properties style:font-name="Sanskrit 2003" fo:font-size="13pt" officeooo:paragraph-rsid="00002097" style:font-size-asian="13pt" style:font-name-complex="Sanskrit 2003" style:font-size-complex="13pt"/>
    </style:style>
    <style:style style:name="P3" style:family="paragraph" style:parent-style-name="Footnote">
      <style:text-properties officeooo:rsid="064dd8c2" officeooo:paragraph-rsid="064dd8c2"/>
    </style:style>
    <style:style style:name="P4" style:family="paragraph" style:parent-style-name="Footnote">
      <style:text-properties officeooo:rsid="0658ec3a" officeooo:paragraph-rsid="0658ec3a"/>
    </style:style>
    <style:style style:name="P5" style:family="paragraph" style:parent-style-name="Footnote">
      <style:text-properties officeooo:rsid="0659a000" officeooo:paragraph-rsid="0659a000"/>
    </style:style>
    <style:style style:name="P6" style:family="paragraph" style:parent-style-name="Footnote">
      <style:text-properties officeooo:rsid="065a3524" officeooo:paragraph-rsid="065a3524"/>
    </style:style>
    <style:style style:name="P7" style:family="paragraph" style:parent-style-name="Footnote">
      <style:text-properties officeooo:rsid="065b3a58" officeooo:paragraph-rsid="065b3a58"/>
    </style:style>
    <style:style style:name="T1" style:family="text">
      <style:text-properties officeooo:rsid="062d608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62a0cc6" style:font-weight-asian="bold" style:font-weight-complex="bold"/>
    </style:style>
    <style:style style:name="T4" style:family="text">
      <style:text-properties fo:font-weight="bold" officeooo:rsid="000191eb" style:font-weight-asian="bold" style:font-weight-complex="bold"/>
    </style:style>
    <style:style style:name="T5" style:family="text">
      <style:text-properties officeooo:rsid="064c7a4d"/>
    </style:style>
    <style:style style:name="T6" style:family="text">
      <style:text-properties officeooo:rsid="062a0cc6"/>
    </style:style>
    <style:style style:name="T7" style:family="text">
      <style:text-properties officeooo:rsid="064c80e5"/>
    </style:style>
    <style:style style:name="T8" style:family="text">
      <style:text-properties officeooo:rsid="064dd8c2"/>
    </style:style>
    <style:style style:name="T9" style:family="text">
      <style:text-properties officeooo:rsid="064f22d2"/>
    </style:style>
    <style:style style:name="T10" style:family="text">
      <style:text-properties officeooo:rsid="06506d66"/>
    </style:style>
    <style:style style:name="T11" style:family="text">
      <style:text-properties officeooo:rsid="0651544d"/>
    </style:style>
    <style:style style:name="T12" style:family="text">
      <style:text-properties officeooo:rsid="065459bc"/>
    </style:style>
    <style:style style:name="T13" style:family="text">
      <style:text-properties officeooo:rsid="065557e6"/>
    </style:style>
    <style:style style:name="T14" style:family="text">
      <style:text-properties officeooo:rsid="06575320"/>
    </style:style>
    <style:style style:name="T15" style:family="text">
      <style:text-properties officeooo:rsid="0658ec3a"/>
    </style:style>
    <style:style style:name="T16" style:family="text">
      <style:text-properties officeooo:rsid="0659a000"/>
    </style:style>
    <style:style style:name="T17" style:family="text">
      <style:text-properties officeooo:rsid="062a798b"/>
    </style:style>
    <style:style style:name="T18" style:family="text">
      <style:text-properties fo:color="#000000"/>
    </style:style>
    <style:style style:name="T19" style:family="text">
      <style:text-properties fo:color="#000000" officeooo:rsid="062a798b"/>
    </style:style>
    <style:style style:name="T20" style:family="text">
      <style:text-properties fo:color="#000000" officeooo:rsid="065b3a58"/>
    </style:style>
    <style:style style:name="T21" style:family="text">
      <style:text-properties fo:color="#ff3333"/>
    </style:style>
    <style:style style:name="T22" style:family="text">
      <style:text-properties officeooo:rsid="065b3a58"/>
    </style:style>
    <style:style style:name="T23" style:family="text">
      <style:text-properties officeooo:rsid="065c29e9"/>
    </style:style>
    <style:style style:name="T24" style:family="text">
      <style:text-properties officeooo:rsid="065ca71a"/>
    </style:style>
    <style:style style:name="T25" style:family="text">
      <style:text-properties officeooo:rsid="062c5c40"/>
    </style:style>
    <style:style style:name="T26" style:family="text">
      <style:text-properties officeooo:rsid="065cde4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अथ त्र्यशीतितमोऽध्यायः । </text:p>
      <text:p text:style-name="P1"><text:span text:style-name="T2">निर्वाणदीक्षा</text:span><text:span text:style-name="T4">यामधिवासन</text:span><text:span text:style-name="T2">कथन</text:span><text:span text:style-name="T3">म्</text:span></text:p>
      <text:p text:style-name="P1">ईश्वर उवाच -<text:line-break/>अथ निर्वाणदीक्षायां कु<text:span text:style-name="T5">र्या</text:span>न्मूलादिदीपन<text:span text:style-name="T5">म्</text:span> । <text:line-break/>पाशबन्धनशक्त्यर्थं ताडनादिकृते<text:span text:style-name="T5">न</text:span> वा ॥१<text:span text:style-name="T6">॥</text:span> <text:line-break/>एकैकया तदाहुत्या प्रत्येकं त<text:span text:style-name="T7">त्त्र</text:span>येण वा । <text:s/><text:line-break/><text:span text:style-name="T8">बी</text:span>जगर्भशिखा<text:span text:style-name="T8">र्धं तु</text:span> हूं फडन्तध्रुवादिना ॥२<text:span text:style-name="T6">॥</text:span> <text:line-break/><text:span text:style-name="T8">ॐ</text:span> ह्रूं ह्रौं हौं ह्रूं फडिति मूलमन्त्रस्य दीपन<text:span text:style-name="T8">म्</text:span> । <text:line-break/><text:span text:style-name="T8">ॐ</text:span> ह्रूं हौं हौं ह्रूं फडिति हृदय एवं शिरोमुखे ॥३<text:span text:style-name="T6">॥</text:span> <text:line-break/>प्रत्येकं दीपनं कु<text:span text:style-name="T8">र्या</text:span>त् स<text:span text:style-name="T8">र्व</text:span>स्मिन् क्रूरक<text:span text:style-name="T8">र्म</text:span>णि । <text:s/><text:line-break/>शान्तिके पौष्टिके चास्य वषडन्तादिना<text:span text:style-name="T8">ऽ</text:span>णुना ॥४<text:span text:style-name="T6">॥</text:span> <text:line-break/>वष<text:span text:style-name="T8">ड्‌वौ</text:span>ष<text:span text:style-name="T8">ट्‌स</text:span>मोपेतैः सर्वकाम्योपरि स्थितैः । <text:line-break/>हवनं संवरैः कु<text:span text:style-name="T8">र्या</text:span>त् सर्वत्राप्यायनादिषु ॥५<text:span text:style-name="T6">॥</text:span> <text:line-break/>ततः स्वसव्यभागस्थं मण्डले शुद्धविग्रह<text:span text:style-name="T8">म्</text:span> । </text:p>
      <text:p text:style-name="P1">शिष्यं सम्पूज्य <text:note text:id="ftn663" text:note-class="footnote"><text:note-citation>1</text:note-citation><text:note-body><text:p text:style-name="P3">सत्सूत्रं</text:p></text:note-body></text:note>तत्सूत्रं सुषुम्णेति विभावित<text:span text:style-name="T8">म्</text:span> ॥६<text:span text:style-name="T6">॥</text:span> <text:line-break/>मूलेन तच्छिखाबन्धं पादाङ्गुष्ठान्तमानयेत् । <text:line-break/>संहारेण मुमुक्षोस्तु बध्नीयाच्छिष्यकायके ॥७<text:span text:style-name="T6">॥</text:span> <text:line-break/>पुंसस्तु दक्षिणे भागे वामे ना<text:span text:style-name="T8">र्या</text:span> नियोजयेत् । <text:line-break/>शक्तिं च शक्तिमन्त्रेण पूजितान्तस्य मस्तके ॥८<text:span text:style-name="T6">॥</text:span> <text:line-break/>संहारमुद्रयाऽऽदाय सूत्रं तेनैव योजयेत् । <text:line-break/>नाडी<text:span text:style-name="T8">ं त्वा</text:span>दाय मूलेन सूत्रे न्यस्य हृदा<text:span text:style-name="T8">ऽर्च</text:span>येत् ॥९<text:span text:style-name="T6">॥</text:span> <text:line-break/><text:soft-page-break/>अवगुण्ठ्य तु रुद्रेण हृदयेना<text:span text:style-name="T8">ऽऽ</text:span>हुतित्रय<text:span text:style-name="T8">म्</text:span> ।<text:line-break/>प्रदद्यात्सन्निधानार्थं शक्तावप्येवमेव हि ॥१०<text:span text:style-name="T6">॥</text:span> </text:p>
      <text:p text:style-name="P1"><text:span text:style-name="T6">ॐ हां पदाध्वने नमः ॥११॥</text:span><text:line-break/><text:span text:style-name="T9">ॐ</text:span> हां वर्णाध्वने नमो हां भवनाध्वने नमः <text:span text:style-name="T6">।</text:span><text:line-break/><text:span text:style-name="T9">ॐ</text:span> हां कलाध्वने नमः शोध्याध्वानं हि सूत्रके ॥१<text:span text:style-name="T6">२॥</text:span><text:line-break/>न्यस्यास्त्रवारिणा शिष्यं प्रोक्ष्यास्त्रमन्त्रितेन च ।<text:line-break/>पुष्पेण हृदि सन्ताड्य शिष्यदेहे प्रविश्य च ॥१<text:span text:style-name="T6">३॥</text:span> <text:line-break/>गुरुश्च तत्र हूङ्कारयुक्तं रेचकयोगतः ।<text:line-break/>चैतन्यं हंस<text:span text:style-name="T10">बी</text:span>जस्थं विश्लिष्येदायुधात्मना ॥<text:span text:style-name="T6">१४॥</text:span> <text:line-break/><text:span text:style-name="T10">ॐ</text:span> हौं हूं फट् ॥१<text:span text:style-name="T6">५॥</text:span><text:line-break/>आछिद्य शक्तिसूत्रेण हां हं स्वाहेति चाणुना ।<text:line-break/>संहारमुद्रया सूत्रे नाडीभूते नियोजयेत् <text:s/>॥<text:span text:style-name="T6">१६॥</text:span></text:p>
      <text:p text:style-name="P1"><text:span text:style-name="T10">ॐ</text:span> हां हं हा<text:span text:style-name="T10">मा</text:span>त्मने नमः ।<text:line-break/>व्यापकं भावयेदेनं तनुत्रेणावगुण्ठयेत् । </text:p>
      <text:p text:style-name="P1">आहुतित्रितयं दद्यात् हृदा सन्निधिहेतवे ॥<text:span text:style-name="T6">१८॥</text:span><text:line-break/>विद्यादेहञ्च विन्यस्य शान्त्यतीतावलोकन<text:span text:style-name="T10">म्</text:span> । <text:line-break/>तस्यामितरतत्त्वाद्यं मन्त्रभूतं विचिन्तयेत् ॥<text:span text:style-name="T6">१९॥</text:span> <text:line-break/><text:span text:style-name="T11">ॐ</text:span> हां हौं शान्त्यतीतकलापाशाय नम इत्यनेनावलोकयेत् ॥<text:span text:style-name="T6">२०॥</text:span><text:line-break/><text:span text:style-name="T11">द्वे</text:span> तत्त्वे मन्त्रमप्येकं पदं वर्णाश्च षोडश । <text:line-break/>तथाऽष्टौ भुवनान्यस्यां <text:span text:style-name="T11">बी</text:span>जनाडीक<text:span text:style-name="T11">र</text:span>द्वय<text:span text:style-name="T11">म्</text:span> ॥<text:span text:style-name="T6">२१॥</text:span><text:line-break/> विषयञ्च गुणञ्चैकं कारणं च सदाशिव<text:span text:style-name="T12">म्</text:span> । <text:line-break/>सितायां शान्त्यतीयामन्तर्भाव्य प्रपीडयेत् ॥<text:span text:style-name="T6">२२॥</text:span> <text:line-break/><text:span text:style-name="T13">ॐ</text:span> हौं शान्त्यतीतकलापाशाय हूं फट् ॥<text:span text:style-name="T6">२३॥</text:span><text:line-break/><text:soft-page-break/>संहारमुद्रयाऽऽदाय विदध्यात्सूत्रमस्तके <text:span text:style-name="T6">।</text:span><text:line-break/>पूजयेदाहुतीस्तिस्रो दद्यात्सन्निधिहेतवे ॥<text:span text:style-name="T6">२४॥</text:span><text:line-break/>तत्त्वे द्वे अक्षरे द्वे च <text:span text:style-name="T13">बी</text:span>जनाडीक<text:span text:style-name="T14">र</text:span>द्वय<text:span text:style-name="T13">म्</text:span> ।<text:line-break/>गुणौ मन्त्रौ तथाऽब्जस्थमेकं कारणमीश्वर<text:span text:style-name="T15">म्</text:span> ॥<text:span text:style-name="T6">२५॥</text:span><text:line-break/>पदानि भानुसङ्ख्यानि भुवनानि दश सप्त च । २१ <text:line-break/>एकञ्च <text:note text:id="ftn664" text:note-class="footnote"><text:note-citation>2</text:note-citation><text:note-body><text:p text:style-name="P4">मध्यतः</text:p></text:note-body></text:note>विषयं शान्तौ कृष्णायामच्युतं<text:note text:id="ftn665" text:note-class="footnote"><text:note-citation>3</text:note-citation><text:note-body><text:p text:style-name="P4">कृष्टायां मध्यतः स्म</text:p></text:note-body></text:note> स्मरेत् ॥<text:span text:style-name="T6">२६॥</text:span> <text:line-break/>ताडयित्वा समादाय मुखसूत्रे नियोजयेत् ।<text:line-break/>जुहुयान्निज<text:span text:style-name="T15">बी</text:span>जेन सान्निध्याया<text:span text:style-name="T15">ऽऽ</text:span>हुतित्रय<text:span text:style-name="T15">म्</text:span> ॥<text:span text:style-name="T6">२७॥</text:span><text:line-break/>विद्यायां सप्त तत्त्वानि पादानामेकविंशति<text:span text:style-name="T15">म्</text:span> । <text:line-break/>षड्<text:span text:style-name="T15">‌</text:span>वर्णान् सञ्चरं चैकं लोकानां पञ्चविंशति<text:span text:style-name="T15">म्</text:span> ॥<text:span text:style-name="T6">२८॥</text:span> <text:line-break/>गुणाना<text:span text:style-name="T15">ं त्र</text:span>यमेकञ्च विषयं <text:note text:id="ftn666" text:note-class="footnote"><text:note-citation>4</text:note-citation><text:note-body><text:p text:style-name="P4">करणं हरिम्</text:p></text:note-body></text:note>रुद्रकारण<text:span text:style-name="T15">म्</text:span> ।<text:line-break/>अन्तर्भाव्यातिरिक्तायां जीवनाडीकथद्वय<text:span text:style-name="T16">म्</text:span><text:span text:style-name="T16"><text:note text:id="ftn667" text:note-class="footnote"><text:note-citation>5</text:note-citation><text:note-body><text:p text:style-name="P5">करद्व</text:p></text:note-body></text:note></text:span> ॥<text:span text:style-name="T6">२९॥</text:span><text:line-break/><text:span text:style-name="T16">तान्या</text:span>दाय <text:span text:style-name="T16">वि</text:span>दध्याच्च पदं द्व्यधिकविंशति<text:span text:style-name="T16">म्</text:span> । <text:line-break/>लोकानाञ्च कलानाञ्च षष्टिं गुणचतुष्टय<text:span text:style-name="T16">म्</text:span> ॥<text:span text:style-name="T17">३०॥</text:span></text:p>
      <text:p text:style-name="P1">मन्त्राणां त्रयमेकञ्च विषयं कारणं हरि<text:span text:style-name="T16">म्</text:span> ।<text:line-break/>अन्तर्भाव्य प्रतिष्ठायां शुक्लाया<text:span text:style-name="T16">ं ता</text:span>डनादिक<text:span text:style-name="T16">म्</text:span> ॥<text:span text:style-name="T17">३१॥</text:span><text:line-break/>विधाय नाभिसूत्रस्थां सन्निधाया<text:span text:style-name="T16">ऽऽ</text:span>हुतीर्यजेत् । <text:line-break/>ह्रीं भुवनानां शतं साग्रं पदानामष्टविंशति<text:span text:style-name="T16">म् </text:span>॥<text:span text:style-name="T17">३२॥</text:span> <text:line-break/><text:span text:style-name="T16">बी</text:span>जनाडीसमीराणां <text:note text:id="ftn668" text:note-class="footnote"><text:note-citation>6</text:note-citation><text:note-body><text:p text:style-name="P5">द्वयोरन्तरयोरपि</text:p></text:note-body></text:note>द्वयोरिन्द्रिययोरपि ।<text:line-break/>वर्ण<text:span text:style-name="T16">ं त</text:span>त्त्वञ्च विषयमेकैकं गुणपञ्चक<text:span text:style-name="T16">म्</text:span> ॥<text:span text:style-name="T17">३३॥</text:span><text:line-break/><text:soft-page-break/>हेतुं ब्रह्माण्डमन्त्रस्थं शम्बराणां चतुष्टय<text:span text:style-name="T16">म्</text:span> ।<text:line-break/>निवृत्तौ पीतवर्णायामन्तर्भाव्य प्रताडयेत् ॥<text:span text:style-name="T17">३४॥</text:span><text:line-break/>आदौ <text:note text:id="ftn669" text:note-class="footnote"><text:note-citation>7</text:note-citation><text:note-body><text:p text:style-name="P6">आदायैतत्त्रिभागान्ते</text:p></text:note-body></text:note>यत्तत्त्वभागान्ते सूत्रे विन्यस्यपूजयेत् ।<text:line-break/><text:span text:style-name="T18">जुहुयादाहुतीस्तिस्रः सन्निधानाय पावके ॥</text:span><text:span text:style-name="T19">३५॥</text:span><text:span text:style-name="T21"><text:line-break/></text:span><text:span text:style-name="T18">इत्यादाय कलासूत्रे योजयेच्छिष्यविग्रहात् । </text:span><text:span text:style-name="T21"><text:line-break/></text:span><text:span text:style-name="T18">स</text:span><text:span text:style-name="T20">बी</text:span><text:span text:style-name="T18">जायान्तु दीक्षायां समयाचारयागतः ॥</text:span><text:span text:style-name="T19">३६॥</text:span><text:line-break/>देहारम्भकरक्षार्थं<text:note text:id="ftn0" text:note-class="footnote"><text:note-citation>8</text:note-citation><text:note-body><text:p text:style-name="P7">कधर्मार्थं</text:p></text:note-body></text:note> मन्त्रसिद्धिफलादपि ।<text:line-break/>इष्टापू<text:span text:style-name="T22">र्ता</text:span>दिधर्मार्थं व्यतिरिक्तं प्रबन्धक<text:span text:style-name="T22">म्</text:span> ॥<text:span text:style-name="T17">३७॥</text:span><text:line-break/>चैतन्यबोधकं सूक्ष्मं<text:note text:id="ftn670" text:note-class="footnote"><text:note-citation>9</text:note-citation><text:note-body><text:p text:style-name="P7">चैतन्यरोचकं मृक्षं</text:p></text:note-body></text:note> कलानामन्तरे स्मरेत् ।<text:line-break/>अमुनैव क्रमेणाथ कु<text:span text:style-name="T22">र्या</text:span>त्तर्पणदीपने ॥<text:span text:style-name="T17">३८॥</text:span><text:line-break/>आहुतिभिः स्वमन्त्रेण तिसृभिस्तिसृभिस्तथा ॥<text:span text:style-name="T17">३९॥</text:span> <text:line-break/><text:span text:style-name="T22">ॐ</text:span> हौं शान्त्यतीतकलापाशाय स्वाहेत्यादि तर्पण<text:span text:style-name="T22">म् ।</text:span> <text:line-break/><text:span text:style-name="T22">ॐ</text:span> हां हं हां शान्त्यतीतकलापाशाय हू<text:span text:style-name="T22">ं फ</text:span>डित्यादि दीपन<text:span text:style-name="T22">म्</text:span> ॥<text:span text:style-name="T17">४०॥</text:span><text:line-break/>तत्सूत्रं व्याप्तिबोधाय कलास्थानेषु पञ्चसु <text:span text:style-name="T17">।</text:span> </text:p>
      <text:p text:style-name="P1">सङ्गृह्य कुङ्कुमाज्येन तत्र साङ्गं शिवं यजेत् ॥<text:span text:style-name="T17">४१॥</text:span> <text:line-break/><text:span text:style-name="T23">हूं फ</text:span>डन्तैः कलामन्त्रैर्भित्त्वा पाशाननुक्रमात् <text:span text:style-name="T17">।</text:span><text:line-break/>नमो<text:span text:style-name="T23">ऽ</text:span>न्तैश्च प्रविश्यान्तः कु<text:span text:style-name="T23">र्या</text:span>द्ग्रहणबन्धने ॥<text:span text:style-name="T17">४२॥</text:span> <text:line-break/><text:span text:style-name="T23">ॐ</text:span> हूं हां हौं हां हूं फट् शान्त्यतीतकलां गृह्णामि बध्नामि चेत्यादिमन्त्रैः कलानां ग्रहणबन्धनादिप्रयोगः ॥<text:span text:style-name="T17">४३॥</text:span><text:line-break/>पाशादीनाञ्च स्वीकारो ग्रहणं बन्धनं पुनः <text:span text:style-name="T17">।</text:span><text:line-break/>पुरुषं प्रति निःशेषव्यापारप्रतिपत्तये ॥<text:span text:style-name="T17">४४॥</text:span><text:line-break/>उपवेश्याथ तत्सूत्रं शिष्यस्कन्धे निवेशयेत् <text:span text:style-name="T17">।</text:span><text:line-break/><text:soft-page-break/>विस्तृताघप्रमोषाय शतं मूलेन होमयेत् ॥<text:span text:style-name="T17">४५॥</text:span><text:line-break/>शरावसम्पुटे पुंसः स्त्रियाश्च प्रणितोदरे <text:span text:style-name="T17">।</text:span> <text:line-break/>हृदस्त्रसम्पुटं सूत्रं विधायाभ्य<text:span text:style-name="T24">र्च</text:span>येद्धृदा ॥<text:span text:style-name="T17">४६॥</text:span><text:line-break/>सूत्रं शिवेन साङ्गेन कृत्वा सम्पातशोधित<text:span text:style-name="T24">म्</text:span> <text:span text:style-name="T17">।</text:span> <text:line-break/>निदध्यात्कलशस्याधो रक्षां विज्ञापयेदिति ॥<text:span text:style-name="T17">४७॥</text:span> <text:line-break/>शिष्यं पुष्पं करे द<text:span text:style-name="T24">त्</text:span>त्वा सम्पूज्य कलशादिक<text:span text:style-name="T24">म्</text:span> <text:span text:style-name="T17">।</text:span> <text:line-break/>प्रणमय्य <text:span text:style-name="T24">ब</text:span>हिर्यायाद्यागमन्दिरमध्यतः ॥<text:span text:style-name="T17">४८॥</text:span> <text:line-break/>मण्डलत्रितयं कृत्वा मुमुक्षूनुत्तराननान् <text:span text:style-name="T25">।</text:span> <text:line-break/>भुक्तये पू<text:span text:style-name="T24">र्व</text:span>वक्त्रांश्च शिष्यांस्तत्र निवेशयेत् ॥<text:span text:style-name="T25">४९॥</text:span> <text:line-break/>प्रथमे पञ्चगव्यस्य प्राशयेच्चुल्लकत्रय<text:span text:style-name="T24">म्</text:span> <text:span text:style-name="T25">।</text:span> <text:line-break/>पाणिना कुशयुक्तेन अ<text:span text:style-name="T24">र्चि</text:span>तानन्तरान्तर<text:span text:style-name="T24">म्</text:span> ॥<text:span text:style-name="T25">५०॥</text:span> <text:line-break/>चरु<text:span text:style-name="T24">ं त</text:span>तस्तृतीये तु ग्रासत्रितयसम्मित<text:span text:style-name="T24">म्</text:span> <text:span text:style-name="T25">।</text:span><text:line-break/>अष्टग्रासप्रमाणं वा दशनस्पर्शवर्जित<text:span text:style-name="T24">म्</text:span> ॥<text:span text:style-name="T25">५१॥</text:span><text:line-break/>पालाशपुटके मुक्तौ भुक्तौ पिप्पलपत्रके <text:span text:style-name="T25">।</text:span></text:p>
      <text:p text:style-name="P2">हृदा सम्भोजनं द<text:span text:style-name="T24">त्</text:span>त्वा पूतैराचामयेज्जलैः ॥<text:span text:style-name="T25">५२॥</text:span><text:line-break/>दन्तकाष्ठं हृदा कृत्वा प्रक्षिपेच्छोभने शुभ<text:span text:style-name="T24">म्</text:span> <text:span text:style-name="T25">।</text:span> <text:line-break/>न्यूनादिदोषमो<text:span text:style-name="T24">क्षा</text:span>य मूलेनाष्टोत्तरं शत<text:span text:style-name="T24">म्</text:span> ॥<text:span text:style-name="T25">५३॥</text:span> <text:line-break/>विधाय स्थण्डिलेशाय स<text:span text:style-name="T24">र्व</text:span>क<text:span text:style-name="T24">र्म</text:span>समर्पण<text:span text:style-name="T24">म्</text:span> <text:span text:style-name="T25">।</text:span><text:line-break/>पूजाविसर्जनञ्चास्य चण्डेशस्य च पूजन<text:span text:style-name="T24">म्</text:span> ॥<text:span text:style-name="T25">५४॥</text:span> <text:line-break/>नि<text:span text:style-name="T24">र्मा</text:span>ल्यमपनीयाथ शेषमग्नौ यजेच्चरोः <text:span text:style-name="T25">।</text:span><text:line-break/>कलशं लोकपालांश्च पूजयित्वा विसृज्य च ॥<text:span text:style-name="T25">५५॥</text:span> <text:line-break/>विसृजे<text:span text:style-name="T26">त्क्ष</text:span>णमग्निञ्च रक्षितं यदि <text:span text:style-name="T26">बा</text:span>ह्यतः <text:span text:style-name="T25">।</text:span> <text:line-break/><text:span text:style-name="T26">बा</text:span>ह्यतो लोकपालानां द<text:span text:style-name="T26">त्</text:span>त्वा सङ्क्षेपतो बलि<text:span text:style-name="T26">म्</text:span> ॥<text:span text:style-name="T25">५६॥</text:span> <text:line-break/><text:soft-page-break/>भस्मना शुद्धतोयैर्वा स्नात्वा यागालयं विशेत् <text:span text:style-name="T25">।</text:span><text:line-break/>गृहस्थान्दर्भशय्यायां पूर्वशीर्षान्सुरक्षितान् ॥<text:span text:style-name="T25">५७॥</text:span><text:line-break/>हृदा सद्भस्मशय्यायां यतीन्दक्षिणमस्तकान् <text:span text:style-name="T25">।</text:span><text:line-break/>शिखाबद्धशिखानस्त्रसप्तमाणवकान्वितान् ॥<text:span text:style-name="T25">५८॥</text:span><text:line-break/>विज्ञाय स्नापयेच्छिष्यांस्ततो यायात्पुन<text:span text:style-name="T26">र्ब</text:span>हिः ॥<text:span text:style-name="T25">५९॥</text:span><text:line-break/><text:span text:style-name="T26">ॐ</text:span> हिलि हिलि त्रिशूलपाणये स्वाहा ॥<text:span text:style-name="T25">६०॥</text:span><text:line-break/>पञ्चगव्यञ्चरुं प्राश्य गृहीत्वा दन्तधावन<text:span text:style-name="T26">म्</text:span> । <text:line-break/>समाचम्य शिवं ध्यात्वा शय्यामास्थाय पावनी<text:span text:style-name="T26">म्</text:span> ॥<text:span text:style-name="T25">६१॥</text:span> <text:line-break/>दीक्षागत<text:span text:style-name="T26">ं क्रि</text:span>याकाण्डं संस्मरन् संविशेद्गुरुः ।<text:line-break/>इति सङ्क्षेपतः प्रोक्तो विधिर्दीक्षाधिवासने ॥<text:span text:style-name="T25">६२॥</text:span></text:p>
      <text:p text:style-name="P1">इत्यादिमाहापुराणे आग्नेये निर्वाणदीक्षायामधिवासनं नाम त्र्यशीतितमो<text:span text:style-name="T1">ऽ</text:span>ध्यायः ॥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anskrit 2003" svg:font-family="'Sanskrit 2003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5" style:display-name="Numbering 5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i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0T11:28:40.756376892</meta:creation-date>
    <dc:date>2017-06-20T11:30:06.135584726</dc:date>
    <meta:editing-duration>PT1M24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6" meta:paragraph-count="20" meta:word-count="618" meta:character-count="3010" meta:non-whitespace-character-count="2350"/>
  </office:meta>
</office:document-meta>
</file>